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paragraph-rsid="00070bda" style:font-size-asian="28pt" style:font-size-complex="28pt"/>
    </style:style>
    <style:style style:name="P2" style:family="paragraph" style:parent-style-name="Standard">
      <style:paragraph-properties fo:text-align="start" style:justify-single-word="false"/>
      <style:text-properties fo:font-size="28pt" officeooo:rsid="00070bda" officeooo:paragraph-rsid="00070bda" style:font-size-asian="28pt" style:font-size-complex="28pt"/>
    </style:style>
    <style:style style:name="P3" style:family="paragraph" style:parent-style-name="Standard">
      <style:paragraph-properties fo:text-align="start" style:justify-single-word="false"/>
      <style:text-properties fo:font-size="20pt" officeooo:rsid="00070bda" officeooo:paragraph-rsid="00070bda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12pt" officeooo:rsid="00070bda" officeooo:paragraph-rsid="00070bda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7eefd" officeooo:paragraph-rsid="0007eefd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9987b" officeooo:paragraph-rsid="0009987b" style:font-size-asian="10.5pt" style:font-size-complex="12pt"/>
    </style:style>
    <style:style style:name="T1" style:family="text">
      <style:text-properties officeooo:rsid="00070bda"/>
    </style:style>
    <style:style style:name="T2" style:family="text">
      <style:text-properties officeooo:rsid="0007ee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ahier de Bord</text:span></text:p>
      <text:p text:style-name="P1"/>
      <text:p text:style-name="P3">Semaine 16/04/18</text:p>
      <text:p text:style-name="P4"/>
      <text:p text:style-name="P4">Lundi 16 : Changement d’implémentation du PID en utilisant les librairie lejos</text:p>
      <text:p text:style-name="P4"><text:tab/>Implémentation.</text:p>
      <text:p text:style-name="P4"><text:tab/>Implémentation de Dijkstra . <text:span text:style-name="T2">(Plus court chemin)</text:span></text:p>
      <text:p text:style-name="P4"/>
      <text:p text:style-name="P4">Mardi 17 : Calibr<text:span text:style-name="T2">age</text:span> du PID.</text:p>
      <text:p text:style-name="P4"><text:tab/>Implémentation de Dijkstra.</text:p>
      <text:p text:style-name="P4"/>
      <text:p text:style-name="P4">Mer<text:span text:style-name="T2">credi 18 : Calibrage du PID.</text:span></text:p>
      <text:p text:style-name="P4"><text:tab/><text:span text:style-name="T2">Implémentation de Dikstra.</text:span></text:p>
      <text:p text:style-name="P4"/>
      <text:p text:style-name="P5">Jeudi 19 : Retour sur l’ancienne version du PID et séparation des classe en sous classe moins <text:tab/>complexes.</text:p>
      <text:p text:style-name="P5"><text:tab/>Implémentation de Dikstra en déterminant également le prochain arc permettant de parcourir <text:s text:c="2"/><text:tab/>le chemin le plus court vers le sommet suivant.</text:p>
      <text:p text:style-name="P5"/>
      <text:p text:style-name="P6">Vendredi 20 : Calibrage du PID.</text:p>
      <text:p text:style-name="P6"><text:tab/>Implémentation de Dijkstra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3:52:21.332000000</meta:creation-date>
    <dc:date>2018-04-24T15:57:47.688000000</dc:date>
    <meta:editing-duration>PT2M40S</meta:editing-duration>
    <meta:editing-cycles>1</meta:editing-cycles>
    <meta:document-statistic meta:table-count="0" meta:image-count="0" meta:object-count="0" meta:page-count="1" meta:paragraph-count="13" meta:word-count="91" meta:character-count="593" meta:non-whitespace-character-count="505"/>
    <meta:generator>LibreOffice/5.2.3.3$Windows_x86 LibreOffice_project/d54a8868f08a7b39642414cf2c8ef2f228f780cf</meta:generator>
  </office:meta>
</office:document-meta>
</file>